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33" style:family="text">
      <style:text-properties fo:font-size="10.00pt" fo:font-weight="bold" fo:font-family="Verdana" style:font-family-asian="Verdana" style:font-family-complex="Verdana" fo:background-color="transparent" fo:color="#808080"/>
    </style:style>
    <style:style style:name="T34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00.00%" fo:text-align="center" fo:margin-left="5.00pt" fo:text-indent="-5.00pt">
        <style:tab-stops>
          <style:tab-stop style:position="163.0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center" fo:margin-left="5.00pt" fo:text-indent="-5.00pt">
        <style:tab-stops>
          <style:tab-stop style:position="163.00pt"/>
        </style:tab-stops>
      </style:paragraph-properties>
    </style:style>
    <style:style style:name="P5" style:family="paragraph">
      <style:paragraph-properties fo:line-height="100.00%" fo:text-align="center" fo:margin-left="5.00pt" fo:text-indent="-5.00pt">
        <style:tab-stops>
          <style:tab-stop style:position="163.00pt"/>
        </style:tab-stops>
      </style:paragraph-properties>
    </style:style>
    <style:style style:name="P6" style:family="paragraph">
      <style:paragraph-properties fo:line-height="115.00%" fo:text-align="center"/>
    </style:style>
    <style:style style:name="P7" style:family="paragraph">
      <style:paragraph-properties fo:line-height="100.00%" fo:text-align="center" fo:margin-left="5.00pt" fo:text-indent="-5.00pt">
        <style:tab-stops>
          <style:tab-stop style:position="163.00pt"/>
        </style:tab-stops>
      </style:paragraph-properties>
    </style:style>
    <style:style style:name="P8" style:family="paragraph">
      <style:paragraph-properties fo:line-height="115.00%" fo:text-align="center"/>
    </style:style>
    <style:style style:name="P9" style:family="paragraph">
      <style:paragraph-properties fo:line-height="100.00%" fo:text-align="center" fo:margin-left="5.00pt" fo:text-indent="-5.00pt">
        <style:tab-stops>
          <style:tab-stop style:position="163.00pt"/>
        </style:tab-stops>
      </style:paragraph-properties>
    </style:style>
    <style:style style:name="P10" style:family="paragraph">
      <style:paragraph-properties fo:line-height="115.00%" fo:text-align="center"/>
    </style:style>
    <style:style style:name="P11" style:family="paragraph">
      <style:paragraph-properties fo:line-height="100.00%" fo:text-align="center" fo:margin-left="5.00pt" fo:text-indent="-5.00pt">
        <style:tab-stops>
          <style:tab-stop style:position="163.00pt"/>
        </style:tab-stops>
      </style:paragraph-properties>
    </style:style>
    <style:style style:name="P12" style:family="paragraph">
      <style:paragraph-properties fo:line-height="115.00%" fo:text-align="center"/>
    </style:style>
    <style:style style:name="P13" style:family="paragraph">
      <style:paragraph-properties fo:line-height="100.00%" fo:text-align="center" fo:margin-left="5.00pt" fo:text-indent="-5.00pt">
        <style:tab-stops>
          <style:tab-stop style:position="163.00pt"/>
        </style:tab-stops>
      </style:paragraph-properties>
    </style:style>
    <style:style style:name="P14" style:family="paragraph">
      <style:paragraph-properties fo:line-height="115.00%" fo:text-align="center"/>
    </style:style>
    <style:style style:name="P15" style:family="paragraph">
      <style:paragraph-properties fo:line-height="100.00%" fo:text-align="center" fo:margin-left="5.00pt" fo:text-indent="-5.00pt">
        <style:tab-stops>
          <style:tab-stop style:position="163.00pt"/>
        </style:tab-stops>
      </style:paragraph-properties>
    </style:style>
    <style:style style:name="P16" style:family="paragraph">
      <style:paragraph-properties fo:line-height="115.00%" fo:text-align="center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363.20pt"/>
          <style:tab-stop style:position="32891.1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363.20pt"/>
          <style:tab-stop style:position="32891.10pt"/>
        </style:tab-stops>
      </style:paragraph-properties>
    </style:style>
    <style:style style:name="P21" style:family="paragraph">
      <style:paragraph-properties fo:line-height="100.00%" fo:text-align="left" fo:margin-left="5.40pt" fo:text-indent="-5.40pt">
        <style:tab-stops>
          <style:tab-stop style:position="363.20pt"/>
          <style:tab-stop style:position="32891.1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363.20pt"/>
          <style:tab-stop style:position="32891.1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363.20pt"/>
          <style:tab-stop style:position="32891.1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363.20pt"/>
          <style:tab-stop style:position="32891.1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363.20pt"/>
          <style:tab-stop style:position="32891.1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363.20pt"/>
          <style:tab-stop style:position="32891.10pt"/>
        </style:tab-stops>
      </style:paragraph-properties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15.00%" fo:text-align="left" fo:margin-left="-49.65pt" fo:text-indent="0.00pt"/>
    </style:style>
    <style:style style:name="P34" style:family="paragraph">
      <style:paragraph-properties fo:line-height="115.00%" fo:text-align="left"/>
    </style:style>
    <style:style style:name="P35" style:family="paragraph">
      <style:paragraph-properties fo:line-height="115.00%" fo:text-align="center"/>
    </style:style>
    <style:style style:name="P36" style:family="paragraph">
      <style:paragraph-properties fo:line-height="105.00%" fo:text-align="left" fo:margin-left="53.50pt" fo:text-indent="-18.00pt" fo:margin-top="12.00pt"/>
    </style:style>
    <style:style style:name="P37" style:family="paragraph">
      <style:paragraph-properties fo:line-height="115.00%" fo:text-align="left" fo:margin-top="20.00pt" fo:margin-bottom="6.00pt"/>
    </style:style>
    <text:list-style style:name="L38">
      <text:list-level-style-bullet text:level="1" text:bullet-char="•">
        <style:list-level-properties text:space-before="71.50pt" text:min-label-width="18.00pt"/>
        <style:text-properties fo:font-family="Symbol"/>
      </text:list-level-style-bullet>
    </text:list-style>
    <style:style style:name="P38" style:family="paragraph">
      <style:paragraph-properties fo:line-height="115.00%" fo:text-align="left"/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15.00%" fo:text-align="left" fo:margin-top="20.00pt" fo:margin-bottom="6.00pt"/>
    </style:style>
    <style:style style:name="P41" style:family="paragraph">
      <style:paragraph-properties fo:line-height="115.00%" fo:text-align="left" fo:margin-left="7.10pt" fo:text-indent="0.00pt" fo:margin-top="18.00pt" fo:margin-bottom="6.00pt"/>
    </style:style>
    <style:style style:name="P42" style:family="paragraph">
      <style:paragraph-properties fo:line-height="115.00%" fo:text-align="left"/>
    </style:style>
    <style:style style:name="P43" style:family="paragraph">
      <style:paragraph-properties fo:line-height="115.00%" fo:text-align="left" fo:margin-top="20.00pt" fo:margin-bottom="6.00pt"/>
    </style:style>
    <style:style style:name="P44" style:family="paragraph">
      <style:paragraph-properties fo:line-height="115.00%" fo:text-align="justify" fo:margin-top="12.00pt" fo:margin-bottom="12.00pt"/>
    </style:style>
    <style:style style:name="P45" style:family="paragraph">
      <style:paragraph-properties fo:line-height="115.00%" fo:text-align="left" fo:margin-top="18.00pt" fo:margin-bottom="6.00pt"/>
    </style:style>
    <style:style style:name="P46" style:family="paragraph">
      <style:paragraph-properties fo:line-height="115.00%" fo:text-align="left" fo:margin-left="7.10pt" fo:text-indent="0.00pt" fo:margin-top="18.00pt" fo:margin-bottom="6.00pt"/>
    </style:style>
    <style:style style:name="P47" style:family="paragraph">
      <style:paragraph-properties fo:line-height="115.00%" fo:text-align="justify"/>
    </style:style>
    <style:style style:name="P48" style:family="paragraph">
      <style:paragraph-properties fo:line-height="115.00%" fo:text-align="left"/>
    </style:style>
    <style:style style:name="P49" style:family="paragraph">
      <style:paragraph-properties fo:line-height="115.00%" fo:text-align="left" fo:margin-top="18.00pt" fo:margin-bottom="6.00pt"/>
    </style:style>
    <style:style style:name="P50" style:family="paragraph">
      <style:paragraph-properties fo:line-height="150.00%" fo:text-align="justify" fo:margin-bottom="8.00pt"/>
    </style:style>
    <text:list-style style:name="L51">
      <text:list-level-style-bullet text:level="1" text:bullet-char="•">
        <style:list-level-properties text:space-before="35.40pt" text:min-label-width="18.00pt"/>
        <style:text-properties fo:font-family="Symbol"/>
      </text:list-level-style-bullet>
    </text:list-style>
    <style:style style:name="P51" style:family="paragraph">
      <style:paragraph-properties fo:line-height="150.00%" fo:text-align="justify" fo:margin-bottom="8.00pt"/>
    </style:style>
    <style:style style:name="P52" style:family="paragraph">
      <style:paragraph-properties fo:line-height="150.00%" fo:text-align="justify" fo:margin-left="36.00pt" fo:text-indent="0.00pt" fo:margin-bottom="8.00pt"/>
    </style:style>
    <style:style style:name="P53" style:family="paragraph">
      <style:paragraph-properties fo:line-height="150.00%" fo:text-align="justify" fo:margin-bottom="8.00pt"/>
    </style:style>
    <style:style style:name="P54" style:family="paragraph">
      <style:paragraph-properties fo:line-height="150.00%" fo:text-align="justify" fo:margin-left="36.00pt" fo:text-indent="0.00pt" fo:margin-bottom="8.00pt"/>
    </style:style>
    <style:style style:name="P55" style:family="paragraph">
      <style:paragraph-properties fo:line-height="150.00%" fo:text-align="justify" fo:margin-bottom="8.00pt"/>
    </style:style>
    <style:style style:name="P56" style:family="paragraph">
      <style:paragraph-properties fo:line-height="150.00%" fo:text-align="justify" fo:margin-left="36.00pt" fo:text-indent="0.00pt" fo:margin-bottom="8.00pt"/>
    </style:style>
    <style:style style:name="P57" style:family="paragraph">
      <style:paragraph-properties fo:line-height="115.00%" fo:text-align="left" fo:margin-left="7.10pt" fo:text-indent="0.00pt" fo:margin-top="18.00pt" fo:margin-bottom="6.00pt"/>
    </style:style>
    <text:list-style style:name="L58">
      <text:list-level-style-bullet text:level="1" text:bullet-char="•">
        <style:list-level-properties text:space-before="35.40pt" text:min-label-width="18.00pt"/>
        <style:text-properties fo:font-family="Symbol"/>
      </text:list-level-style-bullet>
    </text:list-style>
    <style:style style:name="P58" style:family="paragraph">
      <style:paragraph-properties fo:line-height="150.00%" fo:text-align="justify" fo:margin-bottom="8.00pt"/>
    </style:style>
    <style:style style:name="P59" style:family="paragraph">
      <style:paragraph-properties fo:line-height="115.00%" fo:text-align="left"/>
    </style:style>
    <style:style style:name="P60" style:family="paragraph">
      <style:paragraph-properties fo:line-height="115.00%" fo:text-align="left" fo:margin-left="7.10pt" fo:text-indent="0.00pt"/>
    </style:style>
    <style:style style:name="P61" style:family="paragraph">
      <style:paragraph-properties fo:line-height="115.00%" fo:text-align="left" fo:margin-top="20.00pt" fo:margin-bottom="6.00pt"/>
    </style:style>
    <style:style style:name="P62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16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15.00%" fo:text-align="left"/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16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68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71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74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77" style:family="paragraph">
      <style:paragraph-properties fo:line-height="100.00%" fo:text-align="center"/>
    </style:style>
    <style:style style:name="P78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79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80" style:family="paragraph">
      <style:paragraph-properties fo:line-height="100.00%" fo:text-align="center"/>
    </style:style>
    <style:style style:name="P81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82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85" style:family="paragraph">
      <style:paragraph-properties fo:line-height="100.00%" fo:text-align="center"/>
    </style:style>
    <style:style style:name="P86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87" style:family="paragraph">
      <style:paragraph-properties fo:line-height="100.00%" fo:text-align="center"/>
    </style:style>
    <style:style style:name="P88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center"/>
    </style:style>
    <style:style style:name="P92" style:family="paragraph">
      <style:paragraph-properties fo:line-height="100.00%" fo:text-align="left" fo:margin-left="5.00pt" fo:text-indent="-5.00pt">
        <style:tab-stops>
          <style:tab-stop style:position="87.25pt"/>
          <style:tab-stop style:position="32891.50pt"/>
          <style:tab-stop style:position="421116.65pt" style:type="right"/>
          <style:tab-stop style:position="20.60pt"/>
          <style:tab-stop style:position="51.25pt"/>
          <style:tab-stop style:position="32891.50pt"/>
          <style:tab-stop style:position="421116.65pt" style:type="right"/>
          <style:tab-stop style:position="1620.60pt"/>
        </style:tab-stops>
      </style:paragraph-properties>
    </style:style>
    <style:style style:name="P93" style:family="paragraph">
      <style:paragraph-properties fo:line-height="115.00%" fo:text-align="left" fo:margin-top="20.00pt" fo:margin-bottom="6.00pt"/>
    </style:style>
    <style:style style:name="P94" style:family="paragraph">
      <style:paragraph-properties fo:line-height="115.00%" fo:text-align="left" fo:margin-left="7.10pt" fo:text-indent="0.00pt" fo:margin-top="18.00pt" fo:margin-bottom="6.00pt"/>
    </style:style>
    <style:style style:name="P95" style:family="paragraph">
      <style:paragraph-properties fo:line-height="150.00%" fo:text-align="justify" fo:margin-bottom="8.00pt"/>
    </style:style>
    <style:style style:name="P96" style:family="paragraph">
      <style:paragraph-properties fo:line-height="115.00%" fo:text-align="left" fo:margin-left="7.10pt" fo:text-indent="0.00pt" fo:margin-top="18.00pt" fo:margin-bottom="6.00pt"/>
    </style:style>
    <style:style style:name="P97" style:family="paragraph">
      <style:paragraph-properties fo:line-height="100.00%" fo:text-align="left" fo:margin-left="7.10pt" fo:text-indent="0.00pt" fo:margin-top="18.00pt" fo:margin-bottom="6.00pt"/>
    </style:style>
    <style:style style:name="P98" style:family="paragraph">
      <style:paragraph-properties fo:line-height="115.00%" fo:text-align="left" fo:margin-left="7.10pt" fo:text-indent="0.00pt" fo:margin-top="18.00pt" fo:margin-bottom="6.00pt"/>
    </style:style>
    <style:style style:name="P99" style:family="paragraph">
      <style:paragraph-properties fo:line-height="100.00%" fo:text-align="left" fo:margin-left="7.10pt" fo:text-indent="0.00pt" fo:margin-top="18.00pt" fo:margin-bottom="6.00pt"/>
    </style:style>
    <style:style style:name="P100" style:family="paragraph">
      <style:paragraph-properties fo:line-height="115.00%" fo:text-align="left" fo:margin-left="7.10pt" fo:text-indent="0.00pt" fo:margin-top="18.00pt" fo:margin-bottom="6.00pt"/>
    </style:style>
    <style:style style:name="P101" style:family="paragraph">
      <style:paragraph-properties fo:line-height="115.00%" fo:text-align="left"/>
    </style:style>
    <style:style style:name="P102" style:family="paragraph">
      <style:paragraph-properties fo:line-height="115.00%" fo:text-align="left" fo:margin-left="7.10pt" fo:text-indent="0.00pt" fo:margin-top="18.00pt" fo:margin-bottom="6.00pt"/>
    </style:style>
    <style:style style:name="P103" style:family="paragraph">
      <style:paragraph-properties fo:line-height="100.00%" fo:text-align="left" fo:margin-left="7.10pt" fo:text-indent="0.00pt" fo:margin-top="18.00pt" fo:margin-bottom="6.00pt"/>
    </style:style>
    <style:style style:name="P104" style:family="paragraph">
      <style:paragraph-properties fo:line-height="115.00%" fo:text-align="left" fo:margin-left="7.10pt" fo:text-indent="0.00pt" fo:margin-top="18.00pt" fo:margin-bottom="6.00pt"/>
    </style:style>
    <style:style style:name="P105" style:family="paragraph">
      <style:paragraph-properties fo:line-height="100.00%" fo:text-align="left" fo:margin-left="7.10pt" fo:text-indent="0.00pt" fo:margin-top="18.00pt" fo:margin-bottom="6.00pt"/>
    </style:style>
    <style:style style:name="P106" style:family="paragraph">
      <style:paragraph-properties fo:line-height="115.00%" fo:text-align="left" fo:margin-top="20.00pt" fo:margin-bottom="6.00pt"/>
    </style:style>
    <style:style style:name="P107" style:family="paragraph">
      <style:paragraph-properties fo:line-height="115.00%" fo:text-align="left"/>
    </style:style>
    <style:style style:name="TableColumn0100" style:family="table-column">
      <style:table-column-properties style:column-width="2.333333in"/>
    </style:style>
    <style:style style:name="Table01" style:family="table">
      <style:table-properties style:width="2.333333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5.119444in"/>
    </style:style>
    <style:style style:name="TableColumn0201" style:family="table-column">
      <style:table-column-properties style:column-width="0.984028in"/>
    </style:style>
    <style:style style:name="Table02" style:family="table">
      <style:table-properties style:width="6.103472in" fo:margin-left="0.000000in" style:writing-mode="lr" table:align="left" style:may-break-between-rows="true"/>
    </style:style>
    <style:style style:name="TableRow0200" style:family="table-row">
      <style:table-row-properties style:min-row-height="0.380556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 style:min-row-height="0.275694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 style:min-row-height="0.275694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 style:min-row-height="0.275694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 style:min-row-height="0.275694in"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 style:min-row-height="0.275694in"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1.281250in"/>
    </style:style>
    <style:style style:name="TableColumn0301" style:family="table-column">
      <style:table-column-properties style:column-width="0.781250in"/>
    </style:style>
    <style:style style:name="TableColumn0302" style:family="table-column">
      <style:table-column-properties style:column-width="0.760417in"/>
    </style:style>
    <style:style style:name="TableColumn0303" style:family="table-column">
      <style:table-column-properties style:column-width="0.715278in"/>
    </style:style>
    <style:style style:name="TableColumn0304" style:family="table-column">
      <style:table-column-properties style:column-width="0.753472in"/>
    </style:style>
    <style:style style:name="TableColumn0305" style:family="table-column">
      <style:table-column-properties style:column-width="0.739583in"/>
    </style:style>
    <style:style style:name="TableColumn0306" style:family="table-column">
      <style:table-column-properties style:column-width="0.770833in"/>
    </style:style>
    <style:style style:name="TableColumn0307" style:family="table-column">
      <style:table-column-properties style:column-width="0.812500in"/>
    </style:style>
    <style:style style:name="Table03" style:family="table">
      <style:table-properties style:width="6.61458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0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0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0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0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0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0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1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1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1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1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1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1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Row0302" style:family="table-row">
      <style:table-row-properties style:min-row-height="0.319444in"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2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2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2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2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2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2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3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3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3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3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3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3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4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4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4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4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4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4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Row0305" style:family="table-row">
      <style:table-row-properties style:min-row-height="0.236111in"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5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5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5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5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5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5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6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6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6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6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6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6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7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7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7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7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7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7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8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8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8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8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8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8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901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902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903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904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905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906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  <style:style style:name="TableCell030907" style:family="table-cell">
      <style:table-cell-properties fo:border-top="0.006944in solid #000000" fo:border-left="0.006944in solid #000000" fo:border-right="0.006944in solid #000000" fo:border-bottom="0.006944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>Projeto Integrador 1º Semestre - DSM</text:span></text:p>
      <text:p text:style-name="P1"><text:span text:style-name="T3"/></text:p>
      <text:p text:style-name="P1"><text:span text:style-name="T3"/></text:p>
      <text:p text:style-name="P1"><text:span text:style-name="T4">Documentação de Software</text:span></text:p>
      <text:p text:style-name="P1"><text:span text:style-name="T5">Disciplinas:</text:span></text:p>
      <text:p text:style-name="P1"><text:span text:style-name="T6">Design Digital</text:span></text:p>
      <text:p text:style-name="P1"><text:span text:style-name="T6">Desenvolvimento Web I</text:span></text:p>
      <text:p text:style-name="P1"><text:span text:style-name="T6">Engenharia de Software I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8">Professores:</text:span></text:p>
      <text:p text:style-name="P1"><text:span text:style-name="T9">Bruno</text:span></text:p>
      <text:p text:style-name="P1"><text:span text:style-name="T9">Leonardo</text:span></text:p>
      <text:p text:style-name="P1"><text:span text:style-name="T9">Orlando</text:span></text:p>
      <text:p text:style-name="P1"><text:span text:style-name="T10"/></text:p>
      <text:p text:style-name="P1"><text:span text:style-name="T10"/></text:p>
      <text:p text:style-name="P1"><text:span text:style-name="T11">Grupo (3)Condado Araras</text:span></text:p>
      <text:p text:style-name="P1"><text:span text:style-name="T12"/></text:p>
      <text:p text:style-name="P1"><text:span text:style-name="T12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13">Integrantes</text:span><text:span text:style-name="T14"/></text:p>
          </table:table-cell>
        </table:table-row>
        <table:table-row table:style-name="TableRow0101">
          <table:table-cell table:style-name="TableCell010100">
            <text:p text:style-name="P6"><text:span text:style-name="T15">João Dalonso</text:span><text:span text:style-name="T16"/></text:p>
          </table:table-cell>
        </table:table-row>
        <table:table-row table:style-name="TableRow0102">
          <table:table-cell table:style-name="TableCell010200">
            <text:p text:style-name="P8"><text:span text:style-name="T17">Bruno Rodrigues</text:span><text:span text:style-name="T18"/></text:p>
          </table:table-cell>
        </table:table-row>
        <table:table-row table:style-name="TableRow0103">
          <table:table-cell table:style-name="TableCell010300">
            <text:p text:style-name="P10"><text:span text:style-name="T19">Edson santos</text:span><text:span text:style-name="T20"/></text:p>
          </table:table-cell>
        </table:table-row>
        <table:table-row table:style-name="TableRow0104">
          <table:table-cell table:style-name="TableCell010400">
            <text:p text:style-name="P12"><text:span text:style-name="T21">Lucas Santos</text:span><text:span text:style-name="T22"/></text:p>
          </table:table-cell>
        </table:table-row>
        <table:table-row table:style-name="TableRow0105">
          <table:table-cell table:style-name="TableCell010500">
            <text:p text:style-name="P14"><text:span text:style-name="T23">Fernanda Palma</text:span><text:span text:style-name="T24"/></text:p>
          </table:table-cell>
        </table:table-row>
      </table:table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5">Fatec Araras</text:span></text:p>
      <text:p text:style-name="P16"><text:span text:style-name="T25">2024</text:span></text:p>
      <text:p text:style-name="P16"><text:span text:style-name="T26">FICHA DE CONTROLE - PROJETO INTERDISCIPLINAR</text:span></text:p>
      <text:p text:style-name="P17"><text:span text:style-name="T27"/></text:p>
      <text:p text:style-name="P17"><text:span text:style-name="T28">DISCIPLINA CHAVE: Engenharia de Software I - PI I</text:span></text:p>
      <text:p text:style-name="P17"><text:span text:style-name="T28">PROFESSOR: Orlando Saraiva do Nascimento Júnior</text:span></text:p>
      <text:p text:style-name="P17"><text:span text:style-name="T29"/></text:p>
      <text:p text:style-name="P17"><text:span text:style-name="T30">GRUPO:<text:s/></text:span><text:span text:style-name="T31">Nome do grupo</text:span><text:span text:style-name="T32"><text:s text:c="12"/>SEMESTRE:<text:s/></text:span><text:span text:style-name="T33">1SEM/2024</text:span></text:p>
      <text:p text:style-name="P17"><text:span text:style-name="T34">TÍTULO DO PROJETO:</text:span></text:p>
      <text:p text:style-name="P17"><text:span text:style-name="T34">DATA DA APRESENTAÇÃO: 4/12/2024</text:span></text:p>
      <text:p text:style-name="P17"><text:span text:style-name="T34">NOTA:<text:s text:c="3"/></text:span></text:p>
      <text:p text:style-name="P17"><text:span text:style-name="T35"/></text:p>
      <text:p text:style-name="P17"><text:span text:style-name="T35"/></text:p>
      <text:p text:style-name="P17"><text:span text:style-name="T35"/></text:p>
      <text:p text:style-name="P17"><text:span text:style-name="T35"/></text:p>
      <text:p text:style-name="P17"><text:span text:style-name="T35"/></text:p>
      <text:p text:style-name="P17"><text:span text:style-name="T35"/></text:p>
      <text:p text:style-name="P17"><text:span text:style-name="T36">INTEGRANTES DO GRUPO:<text:s/></text:span><text:span text:style-name="T37">Grupo 3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9"><text:span text:style-name="T39">Nome</text:span><text:span text:style-name="T40"/></text:p>
          </table:table-cell>
          <table:table-cell table:style-name="TableCell020001">
            <text:p text:style-name="P19"><text:span text:style-name="T41">Nota Individual</text:span><text:span text:style-name="T42"/></text:p>
          </table:table-cell>
        </table:table-row>
        <table:table-row table:style-name="TableRow0201">
          <table:table-cell table:style-name="TableCell020100">
            <text:p text:style-name="P22"><text:span text:style-name="T43">João Dalonso</text:span><text:span text:style-name="T44"/></text:p>
          </table:table-cell>
          <table:table-cell table:style-name="TableCell020101">
            <text:p text:style-name="P22"><text:span text:style-name="T44"/></text:p>
          </table:table-cell>
        </table:table-row>
        <table:table-row table:style-name="TableRow0202">
          <table:table-cell table:style-name="TableCell020200">
            <text:p text:style-name="P24"><text:span text:style-name="T45">Lucas Santos</text:span><text:span text:style-name="T46"/></text:p>
          </table:table-cell>
          <table:table-cell table:style-name="TableCell020201">
            <text:p text:style-name="P24"><text:span text:style-name="T46"/></text:p>
          </table:table-cell>
        </table:table-row>
        <table:table-row table:style-name="TableRow0203">
          <table:table-cell table:style-name="TableCell020300">
            <text:p text:style-name="P26"><text:span text:style-name="T47">Bruno Rodrigues</text:span><text:span text:style-name="T48"/></text:p>
          </table:table-cell>
          <table:table-cell table:style-name="TableCell020301">
            <text:p text:style-name="P26"><text:span text:style-name="T48"/></text:p>
          </table:table-cell>
        </table:table-row>
        <table:table-row table:style-name="TableRow0204">
          <table:table-cell table:style-name="TableCell020400">
            <text:p text:style-name="P28"><text:span text:style-name="T49">Edson Santos</text:span><text:span text:style-name="T50"/></text:p>
          </table:table-cell>
          <table:table-cell table:style-name="TableCell020401">
            <text:p text:style-name="P28"><text:span text:style-name="T50"/></text:p>
          </table:table-cell>
        </table:table-row>
        <table:table-row table:style-name="TableRow0205">
          <table:table-cell table:style-name="TableCell020500">
            <text:p text:style-name="P30"><text:span text:style-name="T51">Fernanda Palma</text:span><text:span text:style-name="T52"/></text:p>
          </table:table-cell>
          <table:table-cell table:style-name="TableCell020501">
            <text:p text:style-name="P30"><text:span text:style-name="T52"/></text:p>
          </table:table-cell>
        </table:table-row>
      </table:table>
      <text:p text:style-name="P32"><text:span text:style-name="T52"/></text:p>
      <text:p text:style-name="P32"><text:span text:style-name="T53">Araras, 4 de novembro de 2024</text:span></text:p>
      <text:p text:style-name="P32"><text:span text:style-name="T54"/></text:p>
      <text:p text:style-name="P32"><text:span text:style-name="T54"/></text:p>
      <text:p text:style-name="P32"><text:span text:style-name="T55">__________________________________</text:span></text:p>
      <text:p text:style-name="P33"><text:span text:style-name="T55"><text:s text:c="14"/>Professor Orlando Saraiva do Nascimento Júnior</text:span></text:p>
      <text:p text:style-name="P34"><text:span text:style-name="T56"/></text:p>
      <text:p text:style-name="P35"><text:span text:style-name="T57">Sumário</text:span></text:p>
      <text:p text:style-name="P36"><text:span text:style-name="T58">Sumário</text:span></text:p>
      <text:p text:style-name="P37"><text:span text:style-name="T59">Introdução</text:span></text:p>
      <text:list text:style-name="L38">
        <text:list-item>
          <text:p text:style-name="P38"><text:span text:style-name="T60">Objetivos</text:span></text:p>
        </text:list-item>
        <text:list-item>
          <text:p text:style-name="P38"><text:span text:style-name="T60">Escopo do projeto</text:span></text:p>
        </text:list-item>
      </text:list>
      <text:p text:style-name="P39"><text:span text:style-name="T61"/></text:p>
      <text:p text:style-name="P39"><text:span text:style-name="T61"/></text:p>
      <text:p text:style-name="P40"><text:span text:style-name="T62">Introdução:</text:span></text:p>
      <text:p text:style-name="P41"><text:span text:style-name="T63">Este documento descreve a especificação do projeto de uma aplicação web para a barbearia e estúdio de tatuagem “Condado Araras”. O Condado oferece diversos tipos de cortes e destaca-se pela criatividade nas tatuagens.</text:span></text:p>
      <text:p text:style-name="P42"><text:span text:style-name="T64"/></text:p>
      <text:p text:style-name="P42"><text:span text:style-name="T65">Link do repositório: </text:span></text:p>
      <text:p text:style-name="P42"><text:span text:style-name="T66"/></text:p>
      <text:p text:style-name="P42"><text:a xlink:href="https://github.com/JoaoDalonso/P.I-1-SEM-2024"><text:span text:style-name="T68">JoaoDalonso/P.I-1-SEM-2024</text:span></text:a><text:span text:style-name="T69"/></text:p>
      <text:p text:style-name="P42"><text:span text:style-name="T69"/></text:p>
      <text:p text:style-name="P43"><text:span text:style-name="T70">Escopo do sistema:</text:span></text:p>
      <text:p text:style-name="P44"><text:span text:style-name="T71">Nós, enquanto equipe, desenvolveremos um site para um negócio no ramo da estética, barbearia e tatuagem. Nele, iremos criar uma forma de identificar o usuário que deseja criar sua conta e fazer uma reserva, permitindo que ele escolha o corte e o barbeiro ou a tatuagem com a tatuadora.</text:span></text:p>
      <text:p text:style-name="P45"><text:span text:style-name="T72">Objetivos do projeto:</text:span></text:p>
      <text:p text:style-name="P46"><text:span text:style-name="T73">Criar um site para o nosso cliente que atenda às suas necessidades, como agendamento (dentro da nossa própria capacidade), estética e simplicidade.</text:span></text:p>
      <text:p text:style-name="P46"><text:span text:style-name="T74">Técnica de levantamento de requisitos:</text:span></text:p>
      <text:p text:style-name="P47"><text:span text:style-name="T75"/></text:p>
      <text:p text:style-name="P47"><text:span text:style-name="T76">Fizemos uma entrevista com nossa cliente, perguntando como poderíamos criar algo para facilitar o Condado Araras a alcançar diversos clientes, mesmo de fora. Ela nos explicou que gostaria de um site que atendesse tanto às suas necessidades quanto às da equipe de barbeiros do namorado dela.</text:span></text:p>
      <text:p text:style-name="P48"><text:span text:style-name="T77"/></text:p>
      <text:p text:style-name="P49"><text:span text:style-name="T78">Requisitos funcionais:</text:span></text:p>
      <text:p text:style-name="P50"><text:span text:style-name="T79">Os<text:s/></text:span><text:span text:style-name="T80">requisitos funcionais</text:span><text:span text:style-name="T81"><text:s/>do software da Condado Araras são:</text:span></text:p>
      <text:list text:style-name="L51">
        <text:list-item>
          <text:p text:style-name="P51"><text:span text:style-name="T81">Página inicial com as seguintes seções:</text:span></text:p>
        </text:list-item>
        <text:list-item>
          <text:p text:style-name="P52"><text:span text:style-name="T81">Informações do salão</text:span></text:p>
        </text:list-item>
        <text:list-item>
          <text:p text:style-name="P52"><text:span text:style-name="T81">Localicação</text:span></text:p>
        </text:list-item>
        <text:list-item>
          <text:p text:style-name="P53"><text:span text:style-name="T81">Página de login com as seguintes seções:</text:span></text:p>
        </text:list-item>
        <text:list-item>
          <text:p text:style-name="P54"><text:span text:style-name="T81">"Seja bem vindo"</text:span></text:p>
        </text:list-item>
        <text:list-item>
          <text:p text:style-name="P54"><text:span text:style-name="T81">Login</text:span></text:p>
        </text:list-item>
        <text:list-item>
          <text:p text:style-name="P54"><text:span text:style-name="T81">Cadastro</text:span></text:p>
        </text:list-item>
        <text:list-item>
          <text:p text:style-name="P55"><text:span text:style-name="T81">Página de cada um com os seguintes dados:</text:span></text:p>
        </text:list-item>
        <text:list-item>
          <text:p text:style-name="P56"><text:span text:style-name="T81">Foto</text:span></text:p>
        </text:list-item>
        <text:list-item>
          <text:p text:style-name="P56"><text:span text:style-name="T81">Cortes</text:span></text:p>
        </text:list-item>
        <text:list-item>
          <text:p text:style-name="P56"><text:span text:style-name="T81">Portifolio</text:span></text:p>
        </text:list-item>
        <text:list-item>
          <text:p text:style-name="P56"><text:span text:style-name="T81">"Sobre mim"</text:span></text:p>
        </text:list-item>
        <text:list-item>
          <text:p text:style-name="P56"><text:span text:style-name="T81">"Alem de tatuadora/Cabelereiro"</text:span></text:p>
        </text:list-item>
        <text:list-item>
          <text:p text:style-name="P56"><text:span text:style-name="T81">Redes sociais</text:span></text:p>
        </text:list-item>
      </text:list>
      <text:p text:style-name="P57"><text:span text:style-name="T82"><text:s/>Requisitos não funcionais:</text:span></text:p>
      <text:list text:style-name="L58">
        <text:list-item>
          <text:p text:style-name="P58"><text:span text:style-name="T83">O usuário deve ter conexão à internet</text:span></text:p>
        </text:list-item>
        <text:list-item>
          <text:p text:style-name="P58"><text:span text:style-name="T83">As linguagens utilizadas são: HTML5, CSS3,JavaScript</text:span></text:p>
        </text:list-item>
        <text:list-item>
          <text:p text:style-name="P58"><text:span text:style-name="T83">O tempo de resposta do site deve ser de até 3 segundos</text:span></text:p>
        </text:list-item>
      </text:list>
      <text:p text:style-name="P59"><text:span text:style-name="T84"/></text:p>
      <text:p text:style-name="P60"><text:span text:style-name="T85">Cronograma:</text:span></text:p>
      <text:p text:style-name="P61"><text:span text:style-name="T86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column table:style-name="TableColumn0307"/>
        <table:table-row table:style-name="TableRow0300">
          <table:table-cell table:style-name="TableCell030000">
            <text:p text:style-name="P63"><text:span text:style-name="T87">Tarefas</text:span><text:span text:style-name="T88"/></text:p>
          </table:table-cell>
          <table:table-cell table:style-name="TableCell030001">
            <text:p text:style-name="P63"><text:span text:style-name="T89">23/10 a 29/10</text:span><text:span text:style-name="T90"/></text:p>
          </table:table-cell>
          <table:table-cell table:style-name="TableCell030002">
            <text:p text:style-name="P63"><text:span text:style-name="T91">30/10 a</text:span></text:p>
            <text:p text:style-name="P63"><text:span text:style-name="T91">05/11</text:span><text:span text:style-name="T92"/></text:p>
          </table:table-cell>
          <table:table-cell table:style-name="TableCell030003">
            <text:p text:style-name="P63"><text:span text:style-name="T93">06/11 a</text:span></text:p>
            <text:p text:style-name="P64"><text:span text:style-name="T93">12/11</text:span><text:span text:style-name="T94"/></text:p>
          </table:table-cell>
          <table:table-cell table:style-name="TableCell030004">
            <text:p text:style-name="P65"><text:span text:style-name="T95">13/11 a 19/11</text:span><text:span text:style-name="T96"/></text:p>
          </table:table-cell>
          <table:table-cell table:style-name="TableCell030005">
            <text:p text:style-name="P65"><text:span text:style-name="T97">20/11 a 26/11</text:span><text:span text:style-name="T98"/></text:p>
          </table:table-cell>
          <table:table-cell table:style-name="TableCell030006">
            <text:p text:style-name="P65"><text:span text:style-name="T99">27/11 a 03/12</text:span><text:span text:style-name="T100"/></text:p>
          </table:table-cell>
          <table:table-cell table:style-name="TableCell030007">
            <text:p text:style-name="P66"><text:span text:style-name="T101">04/12</text:span><text:span text:style-name="T102"/></text:p>
          </table:table-cell>
        </table:table-row>
        <table:table-row table:style-name="TableRow0301">
          <table:table-cell table:style-name="TableCell030100">
            <text:p text:style-name="P69"><text:span text:style-name="T103">Definição Grupos</text:span><text:span text:style-name="T104"/></text:p>
          </table:table-cell>
          <table:table-cell table:style-name="TableCell030101">
            <text:p text:style-name="P69"><text:span text:style-name="T105">X</text:span><text:span text:style-name="T106"/></text:p>
          </table:table-cell>
          <table:table-cell table:style-name="TableCell030102">
            <text:p text:style-name="P69"><text:span text:style-name="T107"><text:s/></text:span><text:span text:style-name="T108"/></text:p>
          </table:table-cell>
          <table:table-cell table:style-name="TableCell030103">
            <text:p text:style-name="P69"><text:span text:style-name="T109"><text:s/></text:span><text:span text:style-name="T110"/></text:p>
          </table:table-cell>
          <table:table-cell table:style-name="TableCell030104">
            <text:p text:style-name="P69"><text:span text:style-name="T111"><text:s/></text:span><text:span text:style-name="T112"/></text:p>
          </table:table-cell>
          <table:table-cell table:style-name="TableCell030105">
            <text:p text:style-name="P69"><text:span text:style-name="T113"><text:s/></text:span><text:span text:style-name="T114"/></text:p>
          </table:table-cell>
          <table:table-cell table:style-name="TableCell030106">
            <text:p text:style-name="P69"><text:span text:style-name="T115"><text:s/></text:span><text:span text:style-name="T116"/></text:p>
          </table:table-cell>
          <table:table-cell table:style-name="TableCell030107">
            <text:p text:style-name="P69"><text:span text:style-name="T117"><text:s/></text:span><text:span text:style-name="T118"/></text:p>
          </table:table-cell>
        </table:table-row>
        <table:table-row table:style-name="TableRow0302">
          <table:table-cell table:style-name="TableCell030200">
            <text:p text:style-name="P72"><text:span text:style-name="T119">Criação Empresa</text:span><text:span text:style-name="T120"/></text:p>
          </table:table-cell>
          <table:table-cell table:style-name="TableCell030201">
            <text:p text:style-name="P72"><text:span text:style-name="T121"><text:s/></text:span><text:span text:style-name="T122"/></text:p>
          </table:table-cell>
          <table:table-cell table:style-name="TableCell030202">
            <text:p text:style-name="P72"><text:span text:style-name="T123">X</text:span><text:span text:style-name="T124"/></text:p>
          </table:table-cell>
          <table:table-cell table:style-name="TableCell030203">
            <text:p text:style-name="P72"><text:span text:style-name="T125"><text:s/></text:span><text:span text:style-name="T126"/></text:p>
          </table:table-cell>
          <table:table-cell table:style-name="TableCell030204">
            <text:p text:style-name="P72"><text:span text:style-name="T127"><text:s/></text:span><text:span text:style-name="T128"/></text:p>
          </table:table-cell>
          <table:table-cell table:style-name="TableCell030205">
            <text:p text:style-name="P72"><text:span text:style-name="T129"><text:s/></text:span><text:span text:style-name="T130"/></text:p>
          </table:table-cell>
          <table:table-cell table:style-name="TableCell030206">
            <text:p text:style-name="P72"><text:span text:style-name="T131"><text:s/></text:span><text:span text:style-name="T132"/></text:p>
          </table:table-cell>
          <table:table-cell table:style-name="TableCell030207">
            <text:p text:style-name="P72"><text:span text:style-name="T133"><text:s/></text:span><text:span text:style-name="T134"/></text:p>
          </table:table-cell>
        </table:table-row>
        <table:table-row table:style-name="TableRow0303">
          <table:table-cell table:style-name="TableCell030300">
            <text:p text:style-name="P75"><text:span text:style-name="T135">Escopo Sistema</text:span><text:span text:style-name="T136"/></text:p>
          </table:table-cell>
          <table:table-cell table:style-name="TableCell030301">
            <text:p text:style-name="P75"><text:span text:style-name="T137"><text:s/></text:span><text:span text:style-name="T138"/></text:p>
          </table:table-cell>
          <table:table-cell table:style-name="TableCell030302">
            <text:p text:style-name="P75"><text:span text:style-name="T139"><text:s/></text:span><text:span text:style-name="T140"/></text:p>
          </table:table-cell>
          <table:table-cell table:style-name="TableCell030303">
            <text:p text:style-name="P75"><text:span text:style-name="T141">X</text:span><text:span text:style-name="T142"/></text:p>
          </table:table-cell>
          <table:table-cell table:style-name="TableCell030304">
            <text:p text:style-name="P75"><text:span text:style-name="T143"><text:s/></text:span><text:span text:style-name="T144"/></text:p>
          </table:table-cell>
          <table:table-cell table:style-name="TableCell030305">
            <text:p text:style-name="P75"><text:span text:style-name="T145"><text:s/></text:span><text:span text:style-name="T146"/></text:p>
          </table:table-cell>
          <table:table-cell table:style-name="TableCell030306">
            <text:p text:style-name="P75"><text:span text:style-name="T147"><text:s/></text:span><text:span text:style-name="T148"/></text:p>
          </table:table-cell>
          <table:table-cell table:style-name="TableCell030307">
            <text:p text:style-name="P75"><text:span text:style-name="T149"><text:s/></text:span><text:span text:style-name="T150"/></text:p>
          </table:table-cell>
        </table:table-row>
        <table:table-row table:style-name="TableRow0304">
          <table:table-cell table:style-name="TableCell030400">
            <text:p text:style-name="P77"><text:span text:style-name="T151">Requisitos</text:span><text:span text:style-name="T152"/></text:p>
          </table:table-cell>
          <table:table-cell table:style-name="TableCell030401">
            <text:p text:style-name="P77"><text:span text:style-name="T153"><text:s/></text:span><text:span text:style-name="T154"/></text:p>
          </table:table-cell>
          <table:table-cell table:style-name="TableCell030402">
            <text:p text:style-name="P77"><text:span text:style-name="T155"><text:s/></text:span><text:span text:style-name="T156"/></text:p>
          </table:table-cell>
          <table:table-cell table:style-name="TableCell030403">
            <text:p text:style-name="P77"><text:span text:style-name="T157"><text:s/>X</text:span><text:span text:style-name="T158"/></text:p>
          </table:table-cell>
          <table:table-cell table:style-name="TableCell030404">
            <text:p text:style-name="P77"><text:span text:style-name="T159">X</text:span><text:span text:style-name="T160"/></text:p>
          </table:table-cell>
          <table:table-cell table:style-name="TableCell030405">
            <text:p text:style-name="P77"><text:span text:style-name="T161"><text:s/>X</text:span><text:span text:style-name="T162"/></text:p>
          </table:table-cell>
          <table:table-cell table:style-name="TableCell030406">
            <text:p text:style-name="P77"><text:span text:style-name="T163"><text:s/></text:span><text:span text:style-name="T164"/></text:p>
          </table:table-cell>
          <table:table-cell table:style-name="TableCell030407">
            <text:p text:style-name="P77"><text:span text:style-name="T165"><text:s/></text:span><text:span text:style-name="T166"/></text:p>
          </table:table-cell>
        </table:table-row>
        <table:table-row table:style-name="TableRow0305">
          <table:table-cell table:style-name="TableCell030500">
            <text:p text:style-name="P80"><text:span text:style-name="T167">Diagramas</text:span><text:span text:style-name="T168"/></text:p>
          </table:table-cell>
          <table:table-cell table:style-name="TableCell030501">
            <text:p text:style-name="P80"><text:span text:style-name="T169"><text:s/></text:span><text:span text:style-name="T170"/></text:p>
          </table:table-cell>
          <table:table-cell table:style-name="TableCell030502">
            <text:p text:style-name="P80"><text:span text:style-name="T171"><text:s/></text:span><text:span text:style-name="T172"/></text:p>
          </table:table-cell>
          <table:table-cell table:style-name="TableCell030503">
            <text:p text:style-name="P80"><text:span text:style-name="T173">X</text:span><text:span text:style-name="T174"/></text:p>
          </table:table-cell>
          <table:table-cell table:style-name="TableCell030504">
            <text:p text:style-name="P80"><text:span text:style-name="T175">X</text:span><text:span text:style-name="T176"/></text:p>
          </table:table-cell>
          <table:table-cell table:style-name="TableCell030505">
            <text:p text:style-name="P80"><text:span text:style-name="T177">X</text:span><text:span text:style-name="T178"/></text:p>
          </table:table-cell>
          <table:table-cell table:style-name="TableCell030506">
            <text:p text:style-name="P80"><text:span text:style-name="T179"><text:s/></text:span><text:span text:style-name="T180"/></text:p>
          </table:table-cell>
          <table:table-cell table:style-name="TableCell030507">
            <text:p text:style-name="P80"><text:span text:style-name="T181"><text:s/></text:span><text:span text:style-name="T182"/></text:p>
          </table:table-cell>
        </table:table-row>
        <table:table-row table:style-name="TableRow0306">
          <table:table-cell table:style-name="TableCell030600">
            <text:p text:style-name="P83"><text:span text:style-name="T183">Protótipo</text:span><text:span text:style-name="T184"/></text:p>
          </table:table-cell>
          <table:table-cell table:style-name="TableCell030601">
            <text:p text:style-name="P83"><text:span text:style-name="T185"><text:s/></text:span><text:span text:style-name="T186"/></text:p>
          </table:table-cell>
          <table:table-cell table:style-name="TableCell030602">
            <text:p text:style-name="P83"><text:span text:style-name="T187"><text:s/></text:span><text:span text:style-name="T188"/></text:p>
          </table:table-cell>
          <table:table-cell table:style-name="TableCell030603">
            <text:p text:style-name="P83"><text:span text:style-name="T189"><text:s/></text:span><text:span text:style-name="T190"/></text:p>
          </table:table-cell>
          <table:table-cell table:style-name="TableCell030604">
            <text:p text:style-name="P83"><text:span text:style-name="T191"><text:s/></text:span><text:span text:style-name="T192"/></text:p>
          </table:table-cell>
          <table:table-cell table:style-name="TableCell030605">
            <text:p text:style-name="P83"><text:span text:style-name="T193"><text:s/>X</text:span><text:span text:style-name="T194"/></text:p>
          </table:table-cell>
          <table:table-cell table:style-name="TableCell030606">
            <text:p text:style-name="P83"><text:span text:style-name="T195">X</text:span><text:span text:style-name="T196"/></text:p>
          </table:table-cell>
          <table:table-cell table:style-name="TableCell030607">
            <text:p text:style-name="P83"><text:span text:style-name="T197"><text:s/></text:span><text:span text:style-name="T198"/></text:p>
          </table:table-cell>
        </table:table-row>
        <table:table-row table:style-name="TableRow0307">
          <table:table-cell table:style-name="TableCell030700">
            <text:p text:style-name="P85"><text:span text:style-name="T199">Documentação</text:span><text:span text:style-name="T200"/></text:p>
          </table:table-cell>
          <table:table-cell table:style-name="TableCell030701">
            <text:p text:style-name="P85"><text:span text:style-name="T201"><text:s/></text:span><text:span text:style-name="T202"/></text:p>
          </table:table-cell>
          <table:table-cell table:style-name="TableCell030702">
            <text:p text:style-name="P85"><text:span text:style-name="T203"><text:s/></text:span><text:span text:style-name="T204"/></text:p>
          </table:table-cell>
          <table:table-cell table:style-name="TableCell030703">
            <text:p text:style-name="P85"><text:span text:style-name="T204"/></text:p>
          </table:table-cell>
          <table:table-cell table:style-name="TableCell030704">
            <text:p text:style-name="P85"><text:span text:style-name="T205"><text:s/>X</text:span><text:span text:style-name="T206"/></text:p>
          </table:table-cell>
          <table:table-cell table:style-name="TableCell030705">
            <text:p text:style-name="P85"><text:span text:style-name="T207"><text:s/>X</text:span><text:span text:style-name="T208"/></text:p>
          </table:table-cell>
          <table:table-cell table:style-name="TableCell030706">
            <text:p text:style-name="P85"><text:span text:style-name="T209">X</text:span><text:span text:style-name="T210"/></text:p>
          </table:table-cell>
          <table:table-cell table:style-name="TableCell030707">
            <text:p text:style-name="P85"><text:span text:style-name="T210"/></text:p>
          </table:table-cell>
        </table:table-row>
        <table:table-row table:style-name="TableRow0308">
          <table:table-cell table:style-name="TableCell030800">
            <text:p text:style-name="P87"><text:span text:style-name="T211">Entrega</text:span><text:span text:style-name="T212"/></text:p>
          </table:table-cell>
          <table:table-cell table:style-name="TableCell030801">
            <text:p text:style-name="P87"><text:span text:style-name="T213"><text:s/></text:span><text:span text:style-name="T214"/></text:p>
          </table:table-cell>
          <table:table-cell table:style-name="TableCell030802">
            <text:p text:style-name="P87"><text:span text:style-name="T215"><text:s/></text:span><text:span text:style-name="T216"/></text:p>
          </table:table-cell>
          <table:table-cell table:style-name="TableCell030803">
            <text:p text:style-name="P87"><text:span text:style-name="T217"><text:s/></text:span><text:span text:style-name="T218"/></text:p>
          </table:table-cell>
          <table:table-cell table:style-name="TableCell030804">
            <text:p text:style-name="P87"><text:span text:style-name="T219"><text:s/></text:span><text:span text:style-name="T220"/></text:p>
          </table:table-cell>
          <table:table-cell table:style-name="TableCell030805">
            <text:p text:style-name="P87"><text:span text:style-name="T221"><text:s/></text:span><text:span text:style-name="T222"/></text:p>
          </table:table-cell>
          <table:table-cell table:style-name="TableCell030806">
            <text:p text:style-name="P87"><text:span text:style-name="T223">X</text:span><text:span text:style-name="T224"/></text:p>
          </table:table-cell>
          <table:table-cell table:style-name="TableCell030807">
            <text:p text:style-name="P87"><text:span text:style-name="T224"/></text:p>
          </table:table-cell>
        </table:table-row>
        <table:table-row table:style-name="TableRow0309">
          <table:table-cell table:style-name="TableCell030900">
            <text:p text:style-name="P89"><text:span text:style-name="T225">Apresentação</text:span><text:span text:style-name="T226"/></text:p>
          </table:table-cell>
          <table:table-cell table:style-name="TableCell030901">
            <text:p text:style-name="P90"><text:span text:style-name="T226"/></text:p>
          </table:table-cell>
          <table:table-cell table:style-name="TableCell030902">
            <text:p text:style-name="P90"><text:span text:style-name="T226"/></text:p>
          </table:table-cell>
          <table:table-cell table:style-name="TableCell030903">
            <text:p text:style-name="P90"><text:span text:style-name="T226"/></text:p>
          </table:table-cell>
          <table:table-cell table:style-name="TableCell030904">
            <text:p text:style-name="P90"><text:span text:style-name="T226"/></text:p>
          </table:table-cell>
          <table:table-cell table:style-name="TableCell030905">
            <text:p text:style-name="P90"><text:span text:style-name="T226"/></text:p>
          </table:table-cell>
          <table:table-cell table:style-name="TableCell030906">
            <text:p text:style-name="P90"><text:span text:style-name="T226"/></text:p>
          </table:table-cell>
          <table:table-cell table:style-name="TableCell030907">
            <text:p text:style-name="P91"><text:span text:style-name="T227">X</text:span><text:span text:style-name="T228"/></text:p>
          </table:table-cell>
        </table:table-row>
      </table:table>
      <text:p text:style-name="P93"><text:span text:style-name="T229">Documentação do Sistema:</text:span></text:p>
      <text:p text:style-name="P94"><text:span text:style-name="T230">Neste capítulo, são apresentados os documentos técnicos que descrevem os aspectos fundamentais do sistema desenvolvido, fornecendo uma base sólida para a compreensão e a manutenção futura. A documentação é uma parte essencial do processo de desenvolvimento de software, pois oferece um registro detalhado das decisões tomadas e das características do sistema.</text:span></text:p>
      <text:p text:style-name="P94"><text:span text:style-name="T231">Diagramas UML:</text:span></text:p>
      <text:p text:style-name="P95"><text:span text:style-name="T232">Utilizamos os diagramas de caso de uso e de contexto para explicar o funcionamento do software.</text:span></text:p>
      <text:p text:style-name="P96"><text:span text:style-name="T233">Diagrama de caso de uso:</text:span></text:p>
      <text:p text:style-name="P97"><draw:frame text:anchor-type="as-char" svg:width="56.27mm" svg:height="58.38mm" style:rel-width="scale" style:rel-height="scale"><draw:object-ole xlink:href="OleObj1"/><draw:image xlink:href="ObjectReplacements/OleObj1"/></draw:frame><draw:frame text:anchor-type="as-char" svg:width="67.73mm" svg:height="36.34mm" style:rel-width="scale" style:rel-height="scale"><draw:object-ole xlink:href="OleObj2"/><draw:image xlink:href="ObjectReplacements/OleObj2"/></draw:frame><text:span text:style-name="T235"><text:s text:c="2"/></text:span></text:p>
      <text:p text:style-name="P97"><draw:frame text:anchor-type="as-char" svg:width="65.26mm" svg:height="84.67mm" style:rel-width="scale" style:rel-height="scale"><draw:object-ole xlink:href="OleObj3"/><draw:image xlink:href="ObjectReplacements/OleObj3"/></draw:frame><text:span text:style-name="T236"/></text:p>
      <text:p text:style-name="P97"><text:span text:style-name="T236"/></text:p>
      <text:p text:style-name="P98"><text:span text:style-name="T236"/></text:p>
      <text:p text:style-name="P98"><text:span text:style-name="T237">Diagrama de contexto:</text:span></text:p>
      <text:p text:style-name="P99"><draw:frame text:anchor-type="as-char" svg:width="111.30mm" svg:height="29.28mm" style:rel-width="scale" style:rel-height="scale"><draw:object-ole xlink:href="OleObj4"/><draw:image xlink:href="ObjectReplacements/OleObj4"/></draw:frame><text:span text:style-name="T238"/></text:p>
      <text:p text:style-name="P100"><text:span text:style-name="T238"/></text:p>
      <text:p text:style-name="P101"><text:span text:style-name="T238"/></text:p>
      <text:p text:style-name="P102"><text:span text:style-name="T239">Interface do usuário:(Tela inicial)</text:span></text:p>
      <text:p text:style-name="P103"><draw:frame text:anchor-type="as-char" svg:width="146.58mm" svg:height="76.73mm" style:rel-width="scale" style:rel-height="scale"><draw:object-ole xlink:href="OleObj5"/><draw:image xlink:href="ObjectReplacements/OleObj5"/></draw:frame><text:span text:style-name="T239"/></text:p>
      <text:p text:style-name="P104"><text:span text:style-name="T239"/></text:p>
      <text:p text:style-name="P104"><text:span text:style-name="T240">Manutenção do projeto:</text:span></text:p>
      <text:p text:style-name="P105"><draw:frame text:anchor-type="as-char" svg:width="103.72mm" svg:height="73.91mm" style:rel-width="scale" style:rel-height="scale"><draw:object-ole xlink:href="OleObj6"/><draw:image xlink:href="ObjectReplacements/OleObj6"/></draw:frame><text:span text:style-name="T242">.jason do login</text:span></text:p>
      <text:p text:style-name="P105"><draw:frame text:anchor-type="as-char" svg:width="146.58mm" svg:height="61.74mm" style:rel-width="scale" style:rel-height="scale"><draw:object-ole xlink:href="OleObj7"/><draw:image xlink:href="ObjectReplacements/OleObj7"/></draw:frame><text:span text:style-name="T244">registro e criação da caixa de login</text:span></text:p>
      <text:p text:style-name="P105"><draw:frame text:anchor-type="as-char" svg:width="146.58mm" svg:height="84.14mm" style:rel-width="scale" style:rel-height="scale"><draw:object-ole xlink:href="OleObj8"/><draw:image xlink:href="ObjectReplacements/OleObj8"/></draw:frame><text:span text:style-name="T245"/></text:p>
      <text:p text:style-name="P105"><draw:frame text:anchor-type="as-char" svg:width="115.01mm" svg:height="45.16mm" style:rel-width="scale" style:rel-height="scale"><draw:object-ole xlink:href="OleObj9"/><draw:image xlink:href="ObjectReplacements/OleObj9"/></draw:frame><text:span text:style-name="T245"/></text:p>
      <text:p text:style-name="P105"><text:span text:style-name="T246">E a responsividade da pagina</text:span></text:p>
      <text:p text:style-name="P106"><text:span text:style-name="T247">Considerações Finais:</text:span></text:p>
      <text:p text:style-name="P107"><text:span text:style-name="T248"/></text:p>
      <text:p text:style-name="P107"><text:span text:style-name="T249">O trabalho foi extremamente interessante de realizar, pois nos permitiu compreender mais a fundo os temas abordados em sala de aula, especialmente na disciplina de Engenharia de Software e Desenvolviemento Web. Conceitos discutidos em provas tornaram-se ainda mais claros durante o desenvolvimento.</text:span></text:p>
      <text:p text:style-name="P107"><text:span text:style-name="T250"/></text:p>
      <text:p text:style-name="P107"><text:span text:style-name="T251">Equipe:</text:span></text:p>
      <text:p text:style-name="P107"><text:span text:style-name="T252"/></text:p>
      <text:p text:style-name="P107"><text:span text:style-name="T253">João José e Fernanda Palma (Documentação)</text:span></text:p>
      <text:p text:style-name="P107"><text:span text:style-name="T253">Bruno Rodrigues e Edson (Front-end do site)</text:span></text:p>
      <text:p text:style-name="P107"><text:span text:style-name="T254"/></text:p>
      <text:p text:style-name="P107"><text:a xlink:href="https://github.com/orlandosaraivajr/PI_FATEC_ARARAS/blob/master/1SEM2022.md"><text:span text:style-name="T255">https://github.com/orlandosaraivajr/PI_FATEC_ARARAS/blob/master/1SEM2022.md</text:span></text:a><text:span text:style-name="T256"/></text:p>
      <text:p text:style-name="P107"><text:span text:style-name="T257"/></text:p>
      <text:p text:style-name="P107"><text:span text:style-name="T258">Sim usamos o repositorio do orlando como exemplo para podermos documentar!</text:span></text:p>
      <text:p text:style-name="P107"><text:span text:style-name="T2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